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op5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335" calcext:value-type="float">
            <text:p>33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363" calcext:value-type="float">
            <text:p>363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72" calcext:value-type="float">
            <text:p>372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133" calcext:value-type="float">
            <text:p>133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45" calcext:value-type="float">
            <text:p>345</text:p>
          </table:table-cell>
          <table:table-cell office:value-type="float" office:value="101" calcext:value-type="float">
            <text:p>101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23" calcext:value-type="float">
            <text:p>223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53" calcext:value-type="float">
            <text:p>353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313" calcext:value-type="float">
            <text:p>313</text:p>
          </table:table-cell>
          <table:table-cell office:value-type="float" office:value="253" calcext:value-type="float">
            <text:p>253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385" calcext:value-type="float">
            <text:p>385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287" calcext:value-type="float">
            <text:p>287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334" calcext:value-type="float">
            <text:p>33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98" calcext:value-type="float">
            <text:p>298</text:p>
          </table:table-cell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307" calcext:value-type="float">
            <text:p>307</text:p>
          </table:table-cell>
          <table:table-cell office:value-type="float" office:value="264" calcext:value-type="float">
            <text:p>264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float" office:value="349" calcext:value-type="float">
            <text:p>349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324" calcext:value-type="float">
            <text:p>324</text:p>
          </table:table-cell>
          <table:table-cell office:value-type="float" office:value="124" calcext:value-type="float">
            <text:p>124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322" calcext:value-type="float">
            <text:p>322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396" calcext:value-type="float">
            <text:p>396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388" calcext:value-type="float">
            <text:p>388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73" calcext:value-type="float">
            <text:p>273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 office:value-type="float" office:value="240" calcext:value-type="float">
            <text:p>240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260" calcext:value-type="float">
            <text:p>260</text:p>
          </table:table-cell>
          <table:table-cell office:value-type="float" office:value="370" calcext:value-type="float">
            <text:p>370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346" calcext:value-type="float">
            <text:p>346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360" calcext:value-type="float">
            <text:p>36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260" calcext:value-type="float">
            <text:p>260</text:p>
          </table:table-cell>
          <table:table-cell office:value-type="float" office:value="129" calcext:value-type="float">
            <text:p>129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75" calcext:value-type="float">
            <text:p>27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284" calcext:value-type="float">
            <text:p>284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office:value-type="float" office:value="317" calcext:value-type="float">
            <text:p>317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365" calcext:value-type="float">
            <text:p>365</text:p>
          </table:table-cell>
          <table:table-cell office:value-type="float" office:value="278" calcext:value-type="float">
            <text:p>27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378" calcext:value-type="float">
            <text:p>378</text:p>
          </table:table-cell>
          <table:table-cell office:value-type="float" office:value="125" calcext:value-type="float">
            <text:p>125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322" calcext:value-type="float">
            <text:p>322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279" calcext:value-type="float">
            <text:p>279</text:p>
          </table:table-cell>
          <table:table-cell office:value-type="float" office:value="314" calcext:value-type="float">
            <text:p>314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319" calcext:value-type="float">
            <text:p>319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237" calcext:value-type="float">
            <text:p>237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309" calcext:value-type="float">
            <text:p>309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156" calcext:value-type="float">
            <text:p>156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397" calcext:value-type="float">
            <text:p>39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375" calcext:value-type="float">
            <text:p>37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I:217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379" calcext:value-type="float">
            <text:p>379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161" calcext:value-type="float">
            <text:p>161</text:p>
          </table:table-cell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392" calcext:value-type="float">
            <text:p>392</text:p>
          </table:table-cell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float" office:value="140" calcext:value-type="float">
            <text:p>140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float" office:value="348" calcext:value-type="float">
            <text:p>348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float" office:value="242" calcext:value-type="float">
            <text:p>24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float" office:value="353" calcext:value-type="float">
            <text:p>353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float" office:value="399" calcext:value-type="float">
            <text:p>399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float" office:value="165" calcext:value-type="float">
            <text:p>165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float" office:value="171" calcext:value-type="float">
            <text:p>171</text:p>
          </table:table-cell>
          <table:table-cell office:value-type="float" office:value="365" calcext:value-type="float">
            <text:p>36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float" office:value="44" calcext:value-type="float">
            <text:p>44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float" office:value="382" calcext:value-type="float">
            <text:p>382</text:p>
          </table:table-cell>
          <table:table-cell office:value-type="float" office:value="285" calcext:value-type="float">
            <text:p>285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float" office:value="244" calcext:value-type="float">
            <text:p>244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float" office:value="181" calcext:value-type="float">
            <text:p>181</text:p>
          </table:table-cell>
          <table:table-cell office:value-type="float" office:value="250" calcext:value-type="float">
            <text:p>250</text:p>
          </table:table-cell>
          <table:table-cell office:value-type="float" office:value="393" calcext:value-type="float">
            <text:p>393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float" office:value="220" calcext:value-type="float">
            <text:p>220</text:p>
          </table:table-cell>
          <table:table-cell office:value-type="float" office:value="139" calcext:value-type="float">
            <text:p>139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float" office:value="381" calcext:value-type="float">
            <text:p>381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  <table:table-cell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float" office:value="386" calcext:value-type="float">
            <text:p>386</text:p>
          </table:table-cell>
          <table:table-cell office:value-type="float" office:value="144" calcext:value-type="float">
            <text:p>144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float" office:value="229" calcext:value-type="float">
            <text:p>229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float" office:value="297" calcext:value-type="float">
            <text:p>29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float" office:value="58" calcext:value-type="float">
            <text:p>58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78" calcext:value-type="float">
            <text:p>27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float" office:value="308" calcext:value-type="float">
            <text:p>308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float" office:value="260" calcext:value-type="float">
            <text:p>260</text:p>
          </table:table-cell>
          <table:table-cell office:value-type="float" office:value="129" calcext:value-type="float">
            <text:p>129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  <table:table-cell office:value-type="float" office:value="113" calcext:value-type="float">
            <text:p>113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float" office:value="285" calcext:value-type="float">
            <text:p>285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float" office:value="333" calcext:value-type="float">
            <text:p>333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float" office:value="252" calcext:value-type="float">
            <text:p>252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78" calcext:value-type="float">
            <text:p>27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float" office:value="322" calcext:value-type="float">
            <text:p>322</text:p>
          </table:table-cell>
          <table:table-cell office:value-type="float" office:value="248" calcext:value-type="float">
            <text:p>24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number-columns-repeated="6"/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18:15:03.8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7:35:17.675000000</meta:creation-date>
    <dc:date>2020-06-01T19:06:37.339000000</dc:date>
    <meta:editing-duration>PT31M43S</meta:editing-duration>
    <meta:editing-cycles>5</meta:editing-cycles>
    <meta:generator>LibreOffice/6.4.4.2$Windows_X86_64 LibreOffice_project/3d775be2011f3886db32dfd395a6a6d1ca2630ff</meta:generator>
    <meta:document-statistic meta:table-count="1" meta:cell-count="1146" meta:object-count="0"/>
  </office:meta>
</office:document-meta>
</file>